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4ae" officeooo:paragraph-rsid="001aa4ae"/>
    </style:style>
    <style:style style:name="P2" style:family="paragraph" style:parent-style-name="Standard">
      <style:text-properties officeooo:rsid="001b94e6" officeooo:paragraph-rsid="001aa4ae"/>
    </style:style>
    <style:style style:name="P3" style:family="paragraph" style:parent-style-name="Standard">
      <style:text-properties officeooo:rsid="001ca881" officeooo:paragraph-rsid="001ca881"/>
    </style:style>
    <style:style style:name="P4" style:family="paragraph" style:parent-style-name="Standard">
      <style:text-properties officeooo:rsid="001ca881" officeooo:paragraph-rsid="001ca881"/>
    </style:style>
    <style:style style:name="P5" style:family="paragraph" style:parent-style-name="Standard">
      <style:text-properties officeooo:rsid="001d7613" officeooo:paragraph-rsid="001d7613"/>
    </style:style>
    <style:style style:name="T1" style:family="text">
      <style:text-properties officeooo:rsid="001ca881"/>
    </style:style>
    <style:style style:name="T2" style:family="text">
      <style:text-properties officeooo:rsid="001d7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clustering </text:p>
      <text:p text:style-name="P1"/>
      <text:p text:style-name="P1">Charger le dataset <text:span text:style-name="T1">1 </text:span></text:p>
      <text:p text:style-name="P1"/>
      <text:p text:style-name="P1">L’afficher sur un scatter plot</text:p>
      <text:p text:style-name="P1"/>
      <text:p text:style-name="P3">Faire le clustering de ces données à l’aide de k-means et k = 2</text:p>
      <text:p text:style-name="P1"/>
      <text:p text:style-name="P1">Afficher les clusters <text:span text:style-name="T1">avec des couleurs différentes. </text:span></text:p>
      <text:p text:style-name="P1"/>
      <text:p text:style-name="P1">Afficher <text:span text:style-name="T1">le coût du modèle</text:span></text:p>
      <text:p text:style-name="P1"/>
      <text:p text:style-name="P1"/>
      <text:p text:style-name="P3">Charger le dataset 2</text:p>
      <text:p text:style-name="P3"/>
      <text:p text:style-name="P3">Faites 20 modèles de clusterings différents avec k-means en augmentant à chaque fois le nombre de clusters. </text:p>
      <text:p text:style-name="P3"/>
      <text:p text:style-name="P3">Afficher la fonction de perte en fonction du nombre de cluster. Cela vous paraît-il normal ? </text:p>
      <text:p text:style-name="P3"/>
      <text:p text:style-name="P5">Afficher les clusters avec des couleurs pour le modèle aveec k = 20</text:p>
      <text:p text:style-name="P1"/>
      <text:p text:style-name="P1"/>
      <text:p text:style-name="P3"/>
      <text:p text:style-name="P3"/>
      <text:p text:style-name="P3">Faire le clustering <text:span text:style-name="T2">sur les dataset 2 <text:s/>et 3 <text:s/>et afficher les résultats dans des subs plots pour les méthodes suivantes : </text:span></text:p>
      <text:p text:style-name="P3"/>
      <text:p text:style-name="P3">- kmeans</text:p>
      <text:p text:style-name="P3">- dbscan</text:p>
      <text:p text:style-name="P3">- clustering spectral</text:p>
      <text:p text:style-name="P3">- Gaussian mixtures</text:p>
      <text:p text:style-name="P3"/>
      <text:p text:style-name="P5">Bonus : </text:p>
      <text:p text:style-name="P3">- Gaussia<text:span text:style-name="T2">n</text:span> mixtures avec un a priori “dirichlet processes”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1:46:35.208157118</meta:creation-date>
    <dc:date>2019-02-26T10:18:42.612381840</dc:date>
    <meta:editing-duration>PT20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30" meta:character-count="738" meta:non-whitespace-character-count="616"/>
  </office:meta>
</office:document-meta>
</file>